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.006cm" table:align="left"/>
    </style:style>
    <style:style style:name="Tableau1.A" style:family="table-column">
      <style:table-column-properties style:column-width="2.006cm"/>
    </style:style>
    <style:style style:name="Tableau1.A1" style:family="table-cell">
      <style:table-cell-properties style:vertical-align="middle" fo:padding="0cm" fo:border="none"/>
    </style:style>
    <style:style style:name="P1" style:family="paragraph" style:parent-style-name="Table_20_Heading">
      <style:paragraph-properties fo:line-height="130%" fo:text-align="start" style:justify-single-word="false"/>
      <style:text-properties fo:color="#23282d" fo:font-size="10.5pt" fo:font-weight="bold"/>
    </style:style>
    <style:style style:name="P2" style:family="paragraph" style:parent-style-name="Standard">
      <style:text-properties officeooo:rsid="000a78b2" officeooo:paragraph-rsid="000a78b2"/>
    </style:style>
    <style:style style:name="P3" style:family="paragraph" style:parent-style-name="Standard">
      <style:text-properties officeooo:rsid="000b08fd" officeooo:paragraph-rsid="000b08fd"/>
    </style:style>
    <style:style style:name="P4" style:family="paragraph" style:parent-style-name="Standard">
      <style:text-properties officeooo:rsid="000e3c04" officeooo:paragraph-rsid="000e3c04"/>
    </style:style>
    <style:style style:name="P5" style:family="paragraph" style:parent-style-name="Standard">
      <style:text-properties officeooo:rsid="001031f7" officeooo:paragraph-rsid="001031f7"/>
    </style:style>
    <style:style style:name="P6" style:family="paragraph" style:parent-style-name="Standard">
      <style:text-properties officeooo:rsid="00110ac4" officeooo:paragraph-rsid="00110ac4"/>
    </style:style>
    <style:style style:name="P7" style:family="paragraph" style:parent-style-name="Standard">
      <style:text-properties officeooo:rsid="00145e3a" officeooo:paragraph-rsid="00145e3a"/>
    </style:style>
    <style:style style:name="T1" style:family="text">
      <style:text-properties officeooo:rsid="000b08fd"/>
    </style:style>
    <style:style style:name="T2" style:family="text">
      <style:text-properties officeooo:rsid="00103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dpress :g</text:span>aishai1mohxae3mieba5Ayai <text:span text:style-name="T2">en ligne</text:span></text:p>
      <text:p text:style-name="P3">Base de donnée : SiXDIJEdLqzlXnBdHC</text:p>
      <text:p text:style-name="P4">mot de passe utilisateur : NPWW3gC6jCZH0PQ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/>
            <text:p text:style-name="P1"/>
          </table:table-cell>
        </table:table-row>
      </table:table>
      <text:p text:style-name="P5">Wordpress local : id : admin mot de passe : 1234512345</text:p>
      <text:p text:style-name="P6">mot de passe : mJpNiuC39tbNHbvklC&amp;Yq(@d</text:p>
      <text:p text:style-name="P7">filezilla : 1234512345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0:13:16.061137841</meta:creation-date>
    <dc:date>2019-12-12T15:28:08.263163928</dc:date>
    <meta:editing-duration>PT7H19M55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6" meta:word-count="34" meta:character-count="237" meta:non-whitespace-character-count="209"/>
  </office:meta>
</office:document-meta>
</file>